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54fa" officeooo:paragraph-rsid="000654fa"/>
    </style:style>
    <style:style style:name="P2" style:family="paragraph" style:parent-style-name="Standard">
      <style:text-properties officeooo:rsid="000654fa" officeooo:paragraph-rsid="00099ecf"/>
    </style:style>
    <style:style style:name="P3" style:family="paragraph" style:parent-style-name="Standard">
      <style:text-properties officeooo:rsid="000654fa" officeooo:paragraph-rsid="000ab5df"/>
    </style:style>
    <style:style style:name="P4" style:family="paragraph" style:parent-style-name="Standard">
      <style:text-properties officeooo:rsid="000654fa" officeooo:paragraph-rsid="000e195d"/>
    </style:style>
    <style:style style:name="P5" style:family="paragraph" style:parent-style-name="Standard">
      <style:text-properties officeooo:rsid="000713e2" officeooo:paragraph-rsid="000713e2"/>
    </style:style>
    <style:style style:name="P6" style:family="paragraph" style:parent-style-name="Standard">
      <style:text-properties officeooo:rsid="000eaff8" officeooo:paragraph-rsid="000eaff8"/>
    </style:style>
    <style:style style:name="P7" style:family="paragraph" style:parent-style-name="Standard">
      <style:text-properties officeooo:rsid="00127f39" officeooo:paragraph-rsid="00127f39"/>
    </style:style>
    <style:style style:name="P8" style:family="paragraph" style:parent-style-name="Standard">
      <style:text-properties officeooo:rsid="00127f39" officeooo:paragraph-rsid="001311c8"/>
    </style:style>
    <style:style style:name="P9" style:family="paragraph" style:parent-style-name="Standard">
      <style:text-properties officeooo:rsid="00127f39" officeooo:paragraph-rsid="0014b1ca"/>
    </style:style>
    <style:style style:name="P10" style:family="paragraph" style:parent-style-name="Standard">
      <style:text-properties officeooo:rsid="001311c8" officeooo:paragraph-rsid="001311c8"/>
    </style:style>
    <style:style style:name="P11" style:family="paragraph" style:parent-style-name="Standard">
      <style:text-properties officeooo:rsid="0014b1ca" officeooo:paragraph-rsid="0014b1ca"/>
    </style:style>
    <style:style style:name="P12" style:family="paragraph" style:parent-style-name="Standard">
      <style:text-properties officeooo:rsid="00164d8f" officeooo:paragraph-rsid="00164d8f"/>
    </style:style>
    <style:style style:name="P13" style:family="paragraph" style:parent-style-name="Standard">
      <style:text-properties officeooo:rsid="001962ca" officeooo:paragraph-rsid="001962ca"/>
    </style:style>
    <style:style style:name="P14" style:family="paragraph" style:parent-style-name="Standard">
      <style:text-properties officeooo:rsid="000713e2" officeooo:paragraph-rsid="000ab5df"/>
    </style:style>
    <style:style style:name="P15" style:family="paragraph" style:parent-style-name="Standard">
      <style:text-properties officeooo:rsid="001311c8" officeooo:paragraph-rsid="001311c8"/>
    </style:style>
    <style:style style:name="P16" style:family="paragraph" style:parent-style-name="Standard">
      <style:text-properties officeooo:rsid="001311c8" officeooo:paragraph-rsid="0014b1ca"/>
    </style:style>
    <style:style style:name="P17" style:family="paragraph" style:parent-style-name="Standard">
      <style:text-properties officeooo:rsid="0014b1ca" officeooo:paragraph-rsid="0014b1ca"/>
    </style:style>
    <style:style style:name="T1" style:family="text">
      <style:text-properties officeooo:rsid="000713e2"/>
    </style:style>
    <style:style style:name="T2" style:family="text">
      <style:text-properties officeooo:rsid="0007ba4d"/>
    </style:style>
    <style:style style:name="T3" style:family="text">
      <style:text-properties officeooo:rsid="00099ecf"/>
    </style:style>
    <style:style style:name="T4" style:family="text">
      <style:text-properties officeooo:rsid="000ab5df"/>
    </style:style>
    <style:style style:name="T5" style:family="text">
      <style:text-properties officeooo:rsid="000e195d"/>
    </style:style>
    <style:style style:name="T6" style:family="text">
      <style:text-properties officeooo:rsid="000eaff8"/>
    </style:style>
    <style:style style:name="T7" style:family="text">
      <style:text-properties officeooo:rsid="001049b5"/>
    </style:style>
    <style:style style:name="T8" style:family="text">
      <style:text-properties officeooo:rsid="00120c29"/>
    </style:style>
    <style:style style:name="T9" style:family="text">
      <style:text-properties officeooo:rsid="00127f39"/>
    </style:style>
    <style:style style:name="T10" style:family="text">
      <style:text-properties officeooo:rsid="001311c8"/>
    </style:style>
    <style:style style:name="T11" style:family="text">
      <style:text-properties officeooo:rsid="00164d8f"/>
    </style:style>
    <style:style style:name="T12" style:family="text">
      <style:text-properties officeooo:rsid="001aa4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alysis:<text:line-break/><text:span text:style-name="T1">Problem identification:<text:line-break/></text:span><text:span text:style-name="T2">The problem that is faced by many students is an overstressed and overstimulated environment. </text:span><text:span text:style-name="T3">This is coupled with a disturbing rise in computer illiteracy expressed by the younger generations.</text:span></text:p>
      <text:p text:style-name="P2"/>
      <text:p text:style-name="P3"><text:span text:style-name="T2"><text:s/></text:span><text:span text:style-name="T3">T</text:span><text:span text:style-name="T2">o remedy this I have been tasked to design and build a game that increases computor literacy, introducing students to </text:span><text:span text:style-name="T3">file navigation, editing text documents, image manipulation, writing code or writing markup with proper formatting</text:span><text:span text:style-name="T2">, including varying </text:span><text:span text:style-name="T4">granularity to the</text:span><text:span text:style-name="T2"> edit ability inside of the codebase, as well as providing a tool that can be useful in de-stressing during a lunch or break <text:s/>period, </text:span><text:span text:style-name="T4">on top of that the UI will be graphical but will have aspects reminiscent of the terminal to acclimatise students to using text inputs over graphical interfaces </text:span><text:span text:style-name="T5">as well as not to bore them.</text:span></text:p>
      <text:p text:style-name="P3"/>
      <text:p text:style-name="P4"><text:span text:style-name="T5">The game style chosen will be farming-SIM due to its calming, distressing effect as-well as its easy implementation, allowing for easy editing and comprehension. </text:span><text:span text:style-name="T6">This will decrease the iterative process of coding giving a greater feedback faster, allowing for the perception of faster progress and a greater retention of attention among students using it.</text:span></text:p>
      <text:p text:style-name="P4"/>
      <text:p text:style-name="P4"><text:span text:style-name="T5">I have chosen to use computational methods to achieve my project as I believe the best way to understand and better utilise computors is to use them. I think it is considerably harder to implement learned ideas without a testing bed to experiment on, I can provide that by programming this game in a non compiled (interpreted) easily editable language. </text:span><text:span text:style-name="T1"><text:line-break/></text:span></text:p>
      <text:p text:style-name="P14">Stakeholders:</text:p>
      <text:p text:style-name="P12">This game is going to be an open source Farming-SIM, created for the purpose of teaching coding to students.</text:p>
      <text:p text:style-name="P3"/>
      <text:p text:style-name="P5"><text:span text:style-name="T11">Because of this o</text:span>ur stakeholders will be <text:span text:style-name="T4">primarily students and teacher, two groups of people who will be using the software the most. </text:span><text:span text:style-name="T5">For these two groups I need to have very-well documented and </text:span><text:span text:style-name="T9">notated</text:span><text:span text:style-name="T5"> code as well as </text:span><text:span text:style-name="T9">making it an easily approachable program utilising clean design and well </text:span></text:p>
      <text:p text:style-name="P5"/>
      <text:p text:style-name="P6">Target Platform:<text:line-break/>For our target platform I would ideally make the program able to run on the pc with little consumer effort. A release on pc would be ideal due to the distribution among schools with most schools having at least one pc, another benefit is due to the nature of a pc, allowing for easy file management as well as being an ideal machine to edit code or use text/image editors on, being the machine of choice for offices and developers. Another aspect to consider is reliability as due to the variation of ecosystems among phone OS’s there is a vast way to develop for them, the same goes for consoles and other considerably harder / closed environments. This is in stark contrast to the PC with several languages designed to work on the widest range of OS’s possible, <text:span text:style-name="T7">making development considerably easier and standardisation a wider spread norm. For our targeted OS ideally we would plan to build and test the computor program on both Linux and Windows as those are the two largest operating systems and lend themselves to computor development and programming. It would also be beneficial as Linux has a wide range of uses, being used on servers as well as raspberry </text:span><text:span text:style-name="T10">PI</text:span><text:span text:style-name="T7">’s </text:span><text:span text:style-name="T8">making ideal for a learning experience due to its versatile </text:span><text:span text:style-name="T9">nature.</text:span></text:p>
      <text:p text:style-name="P1"/>
      <text:p text:style-name="P7">Research:</text:p>
      <text:p text:style-name="P7">Questionnaire:</text:p>
      <text:p text:style-name="P7">Similar solutions:<text:line-break/></text:p>
      <text:p text:style-name="P7">Feasibility Study:</text:p>
      <text:p text:style-name="P10">Economic Feasibility:</text:p>
      <text:p text:style-name="P10"><text:soft-page-break/>This project is economical feasible due to it not using propitiatory software that is necessary to rent or own the rights too, meaning that it should be economically profitable relying only on donations. </text:p>
      <text:p text:style-name="P7"/>
      <text:p text:style-name="P7"><text:span text:style-name="T10">Time</text:span> Feasibility:</text:p>
      <text:p text:style-name="P8">This project should be feasible to create within the given time period. However implementing a wide range of plant types and variations could be more time expensive than <text:span text:style-name="T10">I can afford. Along with thorough documentation. However these features can be introduced later on through updates to the project and are not necessary initially.</text:span></text:p>
      <text:p text:style-name="P8"/>
      <text:p text:style-name="P11">Technical Feasibility:</text:p>
      <text:p text:style-name="P11">This would be technically feasible due to the small amount of resources needed to create the project, only needing a simple IDE to code it in and only requiring a small complement of ram and <text:s/>processing power to run due to the light weight nature of the codebase.</text:p>
      <text:p text:style-name="P8"/>
      <text:p text:style-name="P10">Political Feasibility:<text:line-break/>This project uses the GNU General Public License allowing for the studying and sharing of the software, this makes it ideal for teaching software, having the ability to be changed based on current needs. </text:p>
      <text:p text:style-name="P8"/>
      <text:p text:style-name="P11">Strengths&amp;Weaknesses:<text:line-break/>For our strengths we have a clear idea and plan for the project as well as a wide stakeholder base to draw from, this will allow for easy iteration and feedback as well as a large user base if we decide to continue support on this project. However one downside I an for see is the financial incentive of the project being lacking due to the project relying on donations. A solution to this could be to add a pay wall, however I would be considerate on the addition of a form of transaction like this, due to it potentially alienating a large section of the people that we want to include (that being students).</text:p>
      <text:p text:style-name="P9"/>
      <text:p text:style-name="P13">Essential Features:<text:line-break/>Game UI:</text:p>
      <text:p text:style-name="P13">the ability to see your farm and see it updated <text:span text:style-name="T12">as well as to show contextual UI feedback, suck as </text:span>.</text:p>
      <text:p text:style-name="P13"/>
      <text:p text:style-name="P13">Saving:<text:line-break/>The ability to save and to edit your saves to allow for multiple instances of multiple save files and the ability to manually change save data</text:p>
      <text:p text:style-name="P16"><text:line-break/></text:p>
      <text:p text:style-name="P10"/>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08:14:43.951826526</meta:creation-date>
    <dc:date>2023-03-24T00:20:02.108886529</dc:date>
    <meta:editing-duration>PT51M28S</meta:editing-duration>
    <meta:editing-cycles>3</meta:editing-cycles>
    <meta:generator>LibreOffice/7.3.7.2$Linux_X86_64 LibreOffice_project/30$Build-2</meta:generator>
    <meta:document-statistic meta:table-count="0" meta:image-count="0" meta:object-count="0" meta:page-count="2" meta:paragraph-count="24" meta:word-count="883" meta:character-count="5256" meta:non-whitespace-character-count="4386"/>
  </office:meta>
</office:document-meta>
</file>